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4c4cb" officeooo:paragraph-rsid="0004c4cb"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04c4cb" officeooo:paragraph-rsid="0004c4c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6143a" officeooo:paragraph-rsid="0006143a"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84a4a" officeooo:paragraph-rsid="00084a4a"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04c4cb" officeooo:paragraph-rsid="0004c4c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6143a" officeooo:paragraph-rsid="0006143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84a4a" officeooo:paragraph-rsid="00084a4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ff13" officeooo:paragraph-rsid="0009ff13" style:font-size-asian="10.5pt" style:font-weight-asian="normal" style:font-size-complex="12pt" style:font-weight-complex="normal"/>
    </style:style>
    <style:style style:name="T1" style:family="text">
      <style:text-properties officeooo:rsid="00057e94"/>
    </style:style>
    <style:style style:name="T2" style:family="text">
      <style:text-properties officeooo:rsid="00080a49"/>
    </style:style>
    <style:style style:name="T3" style:family="text">
      <style:text-properties officeooo:rsid="00084a4a"/>
    </style:style>
    <style:style style:name="T4" style:family="text">
      <style:text-properties officeooo:rsid="0008697f"/>
    </style:style>
    <style:style style:name="T5" style:family="text">
      <style:text-properties officeooo:rsid="0009ff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xt.js</text:p>
      <text:p text:style-name="P5">Next.js is an open-source React front-end development web framework created by Vercel that enables functionality such as server-side rendering and generating static websites for React based web applications. It allows developers to quickly create static and dynamic JAMstack websites and is used by many large companies. Next.js is one of several recommended "toolchains" available when starting a new React app, all of which provide a layer of abstraction to aid incommon tasks. Traditional React apps render all their content in the client-side browser, Next.js is used to extend this functionality to include applications rendered on the server side. The copyright and trademarks for Next.js are owned by Vercel. On July, 2020 Next.js version 9.5 was announced, adding new capabilities including incremental static regeneration, rewrites and redirect support.</text:p>
      <text:p text:style-name="P5"/>
      <text:p text:style-name="P2">Background</text:p>
      <text:p text:style-name="P2"/>
      <text:p text:style-name="P5">Next.js is a React framework that enables several extra features, including server-side rendering and generating static websites. React is JavaScript library that is traditionally used to build web applications rendered in the client's browser with JavaScript. Developers recognize several problems with this strategy <text:span text:style-name="T1">however, such as not catering to users who do not have access to JavaScript or have disabled it, potential security issues, significantly extended page loading times, and it can harm the site's overall search engine optimization. Frameworks such as Next.js sidestep these problems by allowing some or all of the website to be rendered on the server-side before being sent to the client. Next.js is one of the most popular components available in requires Node.js and can be initialized using Node Package Manager.</text:span></text:p>
      <text:p text:style-name="P5"/>
      <text:p text:style-name="P6">Google has donated to the Next.js project, contributing 43 pull requests in 2019 where they helped in pruning unused JavaScript, reducing overhead time, and adding improved metrics. As of March 2020, the framework is used by many large websites, including Netflix, Github, Uber, Ticketmaster, and Starbucks. In early 2020, it was announced that vercel had secured twenty-one million dollars in Series A funding to support improvements to the software. The framework's original author, Guillermo Rauch, is currently the CEO of vercel and the project's lead developers is Tim Neutkens.</text:p>
      <text:p text:style-name="P6"/>
      <text:p text:style-name="P3">Development history</text:p>
      <text:p text:style-name="P6"/>
      <text:p text:style-name="P6">Next.js was first released as an open-source project on Github on October 25, 2016; 4 years ago. It was originally developed based on six principles: out-of-the box functionality requiring no setup, JavaScript everywhere, all functions are written in JavaScript, automatic code-splitting and server-rendering, configurable <text:span text:style-name="T2">data-fetching, anticipating requests, and simplifying deployment. Next.js 2.0 was announced in March 2017 including several improvements that made it easier to work with small websites. It also increased the build efficiency and improved the scalability of the hot-module replacement feature. Version 7.0 was released in September </text:span><text:span text:style-name="T3">2018 with improved error handling and support for React's context API for improved dynamic route handling. This was also the first version to upgrade to webpack 4. Version 8.0 was released in February 2019 an was the first version to offer serverless deployment of applications, in which the code is split into lambda functions that are run on demand. The version also reduced the time andresources required for static exports and improved prefetch performance Version 9.3, announced in March 2020, included various optimizations and global Sass and CSS module support. On July 27, 2020 Next.js version 9.5 was announced, adding new capabilities including incremental static regneration, rewrites and redirect support.</text:span></text:p>
      <text:p text:style-name="P6"/>
      <text:p text:style-name="P4">Styling and features</text:p>
      <text:p text:style-name="P7"><text:soft-page-break/>The Next.js framwork utilizes JAMstack architecture, whch distinguishes between front-end and back-end and allows for efficient front-end development <text:span text:style-name="T4">that is independent of any back-end APIs. The framework supports common CSS as well as precompiled Scss and Sass, CSS-in-JS, and styled JSX. In addition, it is built with TypeScript support and smart bundling. The framework integrates with Redux fro state management and uses theGraphQL query language for API calls. The software </text:span><text:span text:style-name="T5">uses Redux's "store" to hold information about the state of the application, which is updated sequentially to avoid read-write conflicts. The open source transpiler Babel is used to transform and compile code into JavaScript usable by a browser. Webpack, another open-source tool, is used to bundle the modules afterwards. All of these tools are used with npm in a terminal.</text:span></text:p>
      <text:p text:style-name="P7"/>
      <text:p text:style-name="P8">The main feature of Next.js is its use of server-side rendering to reduce the burden on web browsers and provide enhanced security. This can be done for any part of the applications or the entire project, allowing for content-rich pages to be singled out for server-side rendering. It can slo be done only for first time viditors, to reduce the burden on web browsers that have yet to download any of the site's assets. The "hot reloading" feature detects changes as they are made and re-renders the appropriate pafes so the server avoids the need to be restarted. This allows changes made to the application code to be immediately reflected in the web browser, though some browsers will require the page to be refreshed. The software uses page-based routing for developer convenience and includes support for dynamic routing. Other features include hot-module replacement so that modules can be replaced live, automatic code splitting, which only includes code necessary to load the page, and page prefetching to reduce load time.</text:p>
      <text:p text:style-name="P8"/>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02:58:50.688394676</meta:creation-date>
    <dc:date>2021-07-02T17:43:48.608424656</dc:date>
    <meta:editing-duration>PT6S</meta:editing-duration>
    <meta:editing-cycles>1</meta:editing-cycles>
    <meta:document-statistic meta:table-count="0" meta:image-count="0" meta:object-count="0" meta:page-count="2" meta:paragraph-count="10" meta:word-count="848" meta:character-count="5589" meta:non-whitespace-character-count="4751"/>
    <meta:generator>LibreOffice/6.4.7.2$Linux_X86_64 LibreOffice_project/40$Build-2</meta:generator>
  </office:meta>
</office:document-meta>
</file>